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1cm"/>
    </style:style>
    <style:style style:name="co3" style:family="table-column">
      <style:table-column-properties fo:break-before="auto" style:column-width="13.5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2" table:default-cell-style-name="ce1"/>
        <table:table-row table:style-name="ro2">
          <table:table-cell/>
          <table:table-cell office:value-type="string">
            <text:p>en</text:p>
          </table:table-cell>
          <table:table-cell office:value-type="string">
            <text:p>fr</text:p>
          </table:table-cell>
        </table:table-row>
        <table:table-row table:style-name="ro3">
          <table:table-cell office:value-type="string">
            <text:p>KEY_LIVING_ROCK</text:p>
          </table:table-cell>
          <table:table-cell office:value-type="string">
            <text:p>Some rock that moves as if it was alive. Slightly warm to the touch and feels quite strange.</text:p>
          </table:table-cell>
          <table:table-cell office:value-type="string">
            <text:p>De la roche qui bouge par elle-même comme ci elle était vivante. Chaude au toché et très bizzare.</text:p>
          </table:table-cell>
        </table:table-row>
        <table:table-row table:style-name="ro2">
          <table:table-cell office:value-type="string">
            <text:p>KEY_RUSTY_KEY</text:p>
          </table:table-cell>
          <table:table-cell office:value-type="string">
            <text:p>An old key that has seen better days. Its sheen has since been lost to rust.</text:p>
          </table:table-cell>
          <table:table-cell office:value-type="string">
            <text:p>Une vieille clé qui a perdu so éclat. Elle est maintenant complètement rouillée.</text:p>
          </table:table-cell>
        </table:table-row>
        <table:table-row table:style-name="ro2" table:number-rows-repeated="104857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2">2022-02-02</text:date>, <text:time>11:1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6S</meta:editing-duration>
    <meta:editing-cycles>3</meta:editing-cycles>
    <meta:generator>OpenOffice/4.1.7$Win32 OpenOffice.org_project/417m1$Build-9800</meta:generator>
    <dc:date>2022-02-02T11:18:52.42</dc:date>
    <dc:creator>Pierre-Luc Morin</dc:creator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